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e"/>
    </style:style>
    <style:style style:name="P2" style:family="paragraph" style:parent-style-name="Standard">
      <style:paragraph-properties style:line-height-at-least="0.503cm"/>
    </style:style>
    <style:style style:name="T1" style:family="text">
      <style:text-properties fo:color="#0000ff"/>
    </style:style>
    <style:style style:name="T2" style:family="text">
      <style:text-properties fo:color="#a31515"/>
    </style:style>
    <style:style style:name="T3" style:family="text">
      <style:text-properties fo:color="#09885a"/>
    </style:style>
    <style:style style:name="T4" style:family="text">
      <style:text-properties fo:color="#ff69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#include</text:span> <text:span text:style-name="T1">&lt;</text:span><text:span text:style-name="T2">stdio.h</text:span><text:span text:style-name="T1">&gt;</text:span></text:p>
      <text:p text:style-name="P1"><text:span text:style-name="T1">int</text:span> mod(<text:span text:style-name="T1">int</text:span> a, <text:span text:style-name="T1">int</text:span> b) {</text:p>
      <text:p text:style-name="P1"><text:span text:style-name="T1"><text:tab/>if</text:span> (a%b==<text:span text:style-name="T3">0</text:span>) {</text:p>
      <text:p text:style-name="P1"><text:span text:style-name="T1"><text:tab/><text:tab/>return</text:span> <text:span text:style-name="T3">0</text:span>;</text:p>
      <text:p text:style-name="P1"><text:tab/>}</text:p>
      <text:p text:style-name="P1"><text:span text:style-name="T1"><text:tab/>else</text:span> <text:span text:style-name="T1">if</text:span>(a&gt;<text:span text:style-name="T3">0</text:span> &amp;&amp; b&gt;<text:span text:style-name="T3">0</text:span>) {</text:p>
      <text:p text:style-name="P1"><text:span text:style-name="T1"><text:tab/><text:tab/>return</text:span> (<text:span text:style-name="T1">int</text:span>)a % b;</text:p>
      <text:p text:style-name="P1"><text:tab/>} <text:span text:style-name="T1">else</text:span> <text:span text:style-name="T1">if</text:span>(a&gt;<text:span text:style-name="T3">0</text:span> &amp;&amp; b&lt;<text:span text:style-name="T3">0</text:span>){</text:p>
      <text:p text:style-name="P1"><text:span text:style-name="T1"><text:tab/><text:tab/>return</text:span> (<text:span text:style-name="T1">int</text:span>)a % (-b);</text:p>
      <text:p text:style-name="P1"><text:tab/>} <text:span text:style-name="T1">else</text:span> <text:span text:style-name="T1">if</text:span> (a&lt;<text:span text:style-name="T3">0</text:span> &amp;&amp; b&gt;<text:span text:style-name="T3">0</text:span>) {</text:p>
      <text:p text:style-name="P1"><text:span text:style-name="T1"><text:tab/><text:tab/>int</text:span> q= a/b -<text:span text:style-name="T3">1</text:span>;</text:p>
      <text:p text:style-name="P1"><text:span text:style-name="T1"><text:tab/><text:tab/>return</text:span> (<text:span text:style-name="T1">int</text:span>) a - b*q;</text:p>
      <text:p text:style-name="P1"><text:tab/>} <text:span text:style-name="T1">else</text:span> <text:span text:style-name="T1">if</text:span> (a&lt;<text:span text:style-name="T3">0</text:span> &amp;&amp; b&lt;<text:span text:style-name="T3">0</text:span>) {</text:p>
      <text:p text:style-name="P1"><text:span text:style-name="T1"><text:tab/><text:tab/>int</text:span> q= (-a)/(-b) + <text:span text:style-name="T3">1</text:span>;</text:p>
      <text:p text:style-name="P1"><text:span text:style-name="T1"><text:tab/><text:tab/>return</text:span> (<text:span text:style-name="T1">int</text:span>)(-b)*q + a;</text:p>
      <text:p text:style-name="P1"><text:tab/>} <text:span text:style-name="T1">else</text:span> <text:span text:style-name="T1">if</text:span> (a==<text:span text:style-name="T3">0</text:span>)</text:p>
      <text:p text:style-name="P1"><text:span text:style-name="T1"><text:tab/><text:tab/>return</text:span> (<text:span text:style-name="T1">int</text:span>) <text:span text:style-name="T3">0</text:span>;</text:p>
      <text:p text:style-name="P1"><text:span text:style-name="T1">return</text:span> <text:span text:style-name="T3">0</text:span>;</text:p>
      <text:p text:style-name="P1">}</text:p>
      <text:p text:style-name="P2"/>
      <text:p text:style-name="P1"><text:span text:style-name="T1">int</text:span> main(<text:span text:style-name="T1">void</text:span>) {</text:p>
      <text:p text:style-name="P1"><text:span text:style-name="T1"><text:tab/>int</text:span> a,b;</text:p>
      <text:p text:style-name="P1"><text:span text:style-name="T1"><text:tab/>while</text:span> (scanf(<text:span text:style-name="T2">"%d %d"</text:span>,&amp;a,&amp;b))</text:p>
      <text:p text:style-name="P1"><text:tab/><text:tab/>printf(<text:span text:style-name="T2">"%d</text:span><text:span text:style-name="T4">\n</text:span><text:span text:style-name="T2">"</text:span>, mod(a,b));</text:p>
      <text:p text:style-name="P1">}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10:54:19.378000000</meta:creation-date>
    <dc:date>2020-10-22T11:12:42.031000000</dc:date>
    <meta:editing-duration>PT18M23S</meta:editing-duration>
    <meta:editing-cycles>3</meta:editing-cycles>
    <meta:generator>LibreOffice/6.1.3.2$Windows_x86 LibreOffice_project/86daf60bf00efa86ad547e59e09d6bb77c699acb</meta:generator>
    <meta:document-statistic meta:table-count="0" meta:image-count="0" meta:object-count="0" meta:page-count="1" meta:paragraph-count="24" meta:word-count="85" meta:character-count="419" meta:non-whitespace-character-count="331"/>
  </office:meta>
</office:document-meta>
</file>